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specialfall</mi>
            <mi mathvariant="normal">:</mi>
            <mi/>
            <msup>
              <mi>a</mi>
              <mn>0</mn>
            </msup>
            <mrow>
              <mi/>
              <mo stretchy="false">=</mo>
              <mi/>
            </mrow>
            <mn>1,</mn>
            <mi/>
            <msup>
              <mi>a</mi>
              <mrow>
                <mo stretchy="false">−</mo>
                <mi>x</mi>
              </mrow>
            </msup>
            <mrow>
              <mi/>
              <mo stretchy="false">=</mo>
              <mi/>
            </mrow>
            <mfrac>
              <mn>1</mn>
              <msup>
                <mi>a</mi>
                <mi>x</mi>
              </msup>
            </mfrac>
          </mrow>
        </mtd>
      </mtr>
      <mtr>
        <mtd>
          <mrow>
            <mi mathvariant="italic">Talet</mi>
            <mrow>
              <mi>a</mi>
              <mo stretchy="false">⋅</mo>
              <msup>
                <mn>10</mn>
                <mi>n</mi>
              </msup>
            </mrow>
            <mi>,</mi>
            <mi mathvariant="italic">där</mi>
            <mrow>
              <mrow>
                <mn>1</mn>
                <mo stretchy="false">⩽</mo>
                <mi>a</mi>
              </mrow>
              <mo stretchy="false">&lt;</mo>
              <mn>10</mn>
            </mrow>
            <mi mathvariant="italic">och</mi>
            <mi>n</mi>
            <mi mathvariant="italic">är</mi>
            <mi mathvariant="italic">ett</mi>
            <mi mathvariant="italic">heltal</mi>
            <mi mathvariant="italic">är</mi>
            <mi mathvariant="italic">skrivet</mi>
            <mi>i</mi>
            <mi mathvariant="italic">grundpotensform.</mi>
          </mrow>
        </mtd>
      </mtr>
    </mtable>
    <annotation encoding="StarMath 5.0">specialfall:~ a^0 ~=~ 1, ~ a^{-x} ~=~ {1} over {a^x}
newline 
Talet a cdot 10^{n}, där 1  leslant a &lt; 10 och n är ett heltal är skrivet i grundpotensform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3:49:12</meta:creation-date>
    <meta:generator>LibreOffice/3.3$Linux LibreOffice_project/330m19$Build-202</meta:generator>
  </office:meta>
</office:document-meta>
</file>